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mplexes</text:p>
          </table:table-cell>
          <table:table-cell office:value-type="string" table:style-name="ce1">
            <text:p>species</text:p>
          </table:table-cell>
          <table:table-cell office:value-type="string" table:style-name="ce2">
            <text:p>% identity</text:p>
          </table:table-cell>
          <table:table-cell office:value-type="string" table:style-name="ce2">
            <text:p>% dif</text:p>
          </table:table-cell>
          <table:table-cell office:value-type="string" table:style-name="ce2">
            <text:p>iPTM score <text:s text:c="2"/>LS</text:p>
          </table:table-cell>
          <table:table-cell office:value-type="string" table:style-name="ce2">
            <text:p>Orhto/Para</text:p>
          </table:table-cell>
          <table:table-cell office:value-type="string" table:style-name="ce2">
            <text:p>Hilfsspalte</text:p>
          </table:table-cell>
          <table:table-cell table:style-name="ce1">
            <draw:frame draw:z-index="1" draw:id="id0" draw:style-name="a0" draw:name="Diagramm 1" svg:x="0.01359in" svg:y="0.05435in" svg:width="5.04076in" svg:height="3.0615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PTGIS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2]" table:style-name="ce2">
            <text:p>0</text:p>
          </table:table-cell>
          <table:table-cell office:value-type="float" office:value="0.83" table:style-name="ce2">
            <text:p>0,83</text:p>
          </table:table-cell>
          <table:table-cell table:style-name="ce1"/>
          <table:table-cell office:value-type="error" office:string-value="#N/A" table:formula="of:=IF([.F2]=&quot;paralog&quot;;[.E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 with UBB</text:p>
          </table:table-cell>
          <table:table-cell office:value-type="string" table:style-name="ce1">
            <text:p>Mus musculus</text:p>
          </table:table-cell>
          <table:table-cell office:value-type="float" office:value="85" table:style-name="ce2">
            <text:p>85</text:p>
          </table:table-cell>
          <table:table-cell office:value-type="float" office:value="15" table:formula="of:=100-[.C3]" table:style-name="ce2">
            <text:p>15</text:p>
          </table:table-cell>
          <table:table-cell office:value-type="float" office:value="0.28000000000000003" table:style-name="ce2">
            <text:p>0,2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]=&quot;paralog&quot;;[.E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 with UBB</text:p>
          </table:table-cell>
          <table:table-cell office:value-type="string" table:style-name="ce1">
            <text:p>Xenopus laevis</text:p>
          </table:table-cell>
          <table:table-cell office:value-type="float" office:value="52" table:style-name="ce2">
            <text:p>52</text:p>
          </table:table-cell>
          <table:table-cell office:value-type="float" office:value="48" table:formula="of:=100-[.C4]" table:style-name="ce2">
            <text:p>48</text:p>
          </table:table-cell>
          <table:table-cell office:value-type="float" office:value="0.53" table:style-name="ce2">
            <text:p>0,53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]=&quot;paralog&quot;;[.E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gallus</text:p>
          </table:table-cell>
          <table:table-cell office:value-type="string" table:style-name="ce1">
            <text:p>Gallus gallus</text:p>
          </table:table-cell>
          <table:table-cell office:value-type="float" office:value="45" table:style-name="ce2">
            <text:p>45</text:p>
          </table:table-cell>
          <table:table-cell office:value-type="float" office:value="55" table:formula="of:=100-[.C5]" table:style-name="ce2">
            <text:p>55</text:p>
          </table:table-cell>
          <table:table-cell office:value-type="float" office:value="0.14000000000000001" table:style-name="ce2">
            <text:p>0,14</text:p>
          </table:table-cell>
          <table:table-cell office:value-type="string" table:style-name="ce1">
            <text:p>paralog</text:p>
          </table:table-cell>
          <table:table-cell office:value-type="float" office:value="0.14000000000000001" table:formula="of:=IF([.F5]=&quot;paralog&quot;;[.E5];NA())" table:style-name="ce2">
            <text:p>0,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 with UBB</text:p>
          </table:table-cell>
          <table:table-cell office:value-type="string" table:style-name="ce1">
            <text:p>Danio rerio</text:p>
          </table:table-cell>
          <table:table-cell office:value-type="float" office:value="44" table:style-name="ce2">
            <text:p>44</text:p>
          </table:table-cell>
          <table:table-cell office:value-type="float" office:value="56" table:formula="of:=100-[.C6]" table:style-name="ce2">
            <text:p>56</text:p>
          </table:table-cell>
          <table:table-cell office:value-type="float" office:value="0.28000000000000003" table:style-name="ce2">
            <text:p>0,2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6]=&quot;paralog&quot;;[.E6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acanthamoeba</text:p>
          </table:table-cell>
          <table:table-cell office:value-type="string" table:style-name="ce1">
            <text:p>Acanthamoeba acanthamoeba</text:p>
          </table:table-cell>
          <table:table-cell office:value-type="float" office:value="36" table:style-name="ce2">
            <text:p>36</text:p>
          </table:table-cell>
          <table:table-cell office:value-type="float" office:value="64" table:formula="of:=100-[.C7]" table:style-name="ce2">
            <text:p>64</text:p>
          </table:table-cell>
          <table:table-cell office:value-type="float" office:value="0.56000000000000005" table:style-name="ce2">
            <text:p>0,56</text:p>
          </table:table-cell>
          <table:table-cell office:value-type="string" table:style-name="ce1">
            <text:p>paralog</text:p>
          </table:table-cell>
          <table:table-cell office:value-type="float" office:value="0.56000000000000005" table:formula="of:=IF([.F7]=&quot;paralog&quot;;[.E7];NA())" table:style-name="ce2">
            <text:p>0,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branchiostoma</text:p>
          </table:table-cell>
          <table:table-cell office:value-type="string" table:style-name="ce1">
            <text:p>Branchiostoma branchiostoma</text:p>
          </table:table-cell>
          <table:table-cell office:value-type="float" office:value="35" table:style-name="ce2">
            <text:p>35</text:p>
          </table:table-cell>
          <table:table-cell office:value-type="float" office:value="65" table:formula="of:=100-[.C8]" table:style-name="ce2">
            <text:p>65</text:p>
          </table:table-cell>
          <table:table-cell office:value-type="float" office:value="0.39" table:style-name="ce2">
            <text:p>0,39</text:p>
          </table:table-cell>
          <table:table-cell office:value-type="string" table:style-name="ce1">
            <text:p>paralog</text:p>
          </table:table-cell>
          <table:table-cell office:value-type="float" office:value="0.39" table:formula="of:=IF([.F8]=&quot;paralog&quot;;[.E8];NA())" table:style-name="ce2">
            <text:p>0,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TGIS_drosophila</text:p>
          </table:table-cell>
          <table:table-cell office:value-type="string" table:style-name="ce1">
            <text:p>Drosophila drosophila</text:p>
          </table:table-cell>
          <table:table-cell office:value-type="float" office:value="28" table:style-name="ce2">
            <text:p>28</text:p>
          </table:table-cell>
          <table:table-cell office:value-type="float" office:value="72" table:formula="of:=100-[.C9]" table:style-name="ce2">
            <text:p>72</text:p>
          </table:table-cell>
          <table:table-cell office:value-type="float" office:value="0.2" table:style-name="ce2">
            <text:p>0,2</text:p>
          </table:table-cell>
          <table:table-cell office:value-type="string" table:style-name="ce1">
            <text:p>paralog</text:p>
          </table:table-cell>
          <table:table-cell office:value-type="float" office:value="0.2" table:formula="of:=IF([.F9]=&quot;paralog&quot;;[.E9];NA())" table:style-name="ce2">
            <text:p>0,2</text:p>
          </table:table-cell>
          <table:table-cell table:number-columns-repeated="6"/>
          <table:table-cell table:style-name="ce1">
            <draw:frame draw:z-index="2" draw:id="id1" draw:style-name="a1" draw:name="Diagramm 2" svg:x="0.08152in" svg:y="0.0942in" svg:width="5.07246in" svg:height="3.1123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PTGIS_yeast</text:p>
          </table:table-cell>
          <table:table-cell office:value-type="string" table:style-name="ce1">
            <text:p>Saccharomyces cerevisiae</text:p>
          </table:table-cell>
          <table:table-cell office:value-type="float" office:value="24" table:style-name="ce2">
            <text:p>24</text:p>
          </table:table-cell>
          <table:table-cell office:value-type="float" office:value="76" table:formula="of:=100-[.C10]" table:style-name="ce2">
            <text:p>76</text:p>
          </table:table-cell>
          <table:table-cell office:value-type="float" office:value="0.25" table:style-name="ce2">
            <text:p>0,25</text:p>
          </table:table-cell>
          <table:table-cell office:value-type="string" table:style-name="ce1">
            <text:p>paralog</text:p>
          </table:table-cell>
          <table:table-cell office:value-type="float" office:value="0.25" table:formula="of:=IF([.F10]=&quot;paralog&quot;;[.E10];NA())" table:style-name="ce2">
            <text:p>0,25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EPN2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12]" table:style-name="ce2">
            <text:p>0</text:p>
          </table:table-cell>
          <table:table-cell office:value-type="float" office:value="0.96" table:style-name="ce3">
            <text:p>0,96</text:p>
          </table:table-cell>
          <table:table-cell table:style-name="ce1"/>
          <table:table-cell office:value-type="error" office:string-value="#N/A" table:formula="of:=IF([.F12]=&quot;paralog&quot;;[.E1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Mus musculus</text:p>
          </table:table-cell>
          <table:table-cell office:value-type="float" office:value="97" table:style-name="ce2">
            <text:p>97</text:p>
          </table:table-cell>
          <table:table-cell office:value-type="float" office:value="3" table:formula="of:=100-[.C13]" table:style-name="ce2">
            <text:p>3</text:p>
          </table:table-cell>
          <table:table-cell office:value-type="float" office:value="0.96" table:style-name="ce3">
            <text:p>0,9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3]=&quot;paralog&quot;;[.E1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L</text:p>
          </table:table-cell>
          <table:table-cell office:value-type="string" table:style-name="ce1">
            <text:p>Xenopus laevis</text:p>
          </table:table-cell>
          <table:table-cell office:value-type="float" office:value="72" table:style-name="ce2">
            <text:p>72</text:p>
          </table:table-cell>
          <table:table-cell office:value-type="float" office:value="28" table:formula="of:=100-[.C14]" table:style-name="ce2">
            <text:p>28</text:p>
          </table:table-cell>
          <table:table-cell office:value-type="float" office:value="0.96" table:style-name="ce3">
            <text:p>0,9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4]=&quot;paralog&quot;;[.E1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Gallus gallus</text:p>
          </table:table-cell>
          <table:table-cell office:value-type="float" office:value="71" table:style-name="ce2">
            <text:p>71</text:p>
          </table:table-cell>
          <table:table-cell office:value-type="float" office:value="29" table:formula="of:=100-[.C15]" table:style-name="ce2">
            <text:p>29</text:p>
          </table:table-cell>
          <table:table-cell office:value-type="float" office:value="0.95" table:style-name="ce3">
            <text:p>0,95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5]=&quot;paralog&quot;;[.E15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H27715p</text:p>
          </table:table-cell>
          <table:table-cell office:value-type="string" table:style-name="ce1">
            <text:p>Drosophila melanogaster</text:p>
          </table:table-cell>
          <table:table-cell office:value-type="float" office:value="66" table:style-name="ce2">
            <text:p>66</text:p>
          </table:table-cell>
          <table:table-cell office:value-type="float" office:value="34" table:formula="of:=100-[.C16]" table:style-name="ce2">
            <text:p>34</text:p>
          </table:table-cell>
          <table:table-cell office:value-type="float" office:value="0.91" table:style-name="ce3">
            <text:p>0,91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6]=&quot;paralog&quot;;[.E16];NA())" table:style-name="ce2">
            <text:p>#NV</text:p>
            <draw:frame draw:z-index="3" draw:id="id2" draw:style-name="a2" draw:name="Diagramm 3" svg:x="0.83288in" svg:y="0.01268in" svg:width="5.0548in" svg:height="3.1123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EPN2</text:p>
          </table:table-cell>
          <table:table-cell office:value-type="string" table:style-name="ce1">
            <text:p>Danio rerio</text:p>
          </table:table-cell>
          <table:table-cell office:value-type="float" office:value="62" table:style-name="ce2">
            <text:p>62</text:p>
          </table:table-cell>
          <table:table-cell office:value-type="float" office:value="38" table:formula="of:=100-[.C17]" table:style-name="ce2">
            <text:p>38</text:p>
          </table:table-cell>
          <table:table-cell office:value-type="float" office:value="0.95" table:style-name="ce3">
            <text:p>0,95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7]=&quot;paralog&quot;;[.E17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100-[.C18]" table:style-name="ce2">
            <text:p>50</text:p>
          </table:table-cell>
          <table:table-cell office:value-type="float" office:value="0.28999999999999998" table:style-name="ce2">
            <text:p>0,29</text:p>
          </table:table-cell>
          <table:table-cell office:value-type="string" table:style-name="ce1">
            <text:p>paralog</text:p>
          </table:table-cell>
          <table:table-cell office:value-type="float" office:value="0.28999999999999998" table:formula="of:=IF([.F18]=&quot;paralog&quot;;[.E18];NA())" table:style-name="ce2">
            <text:p>0,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like<text:s/></text:p>
          </table:table-cell>
          <table:table-cell office:value-type="string" table:style-name="ce1">
            <text:p>Branchiostoma floridae</text:p>
          </table:table-cell>
          <table:table-cell office:value-type="float" office:value="49" table:style-name="ce2">
            <text:p>49</text:p>
          </table:table-cell>
          <table:table-cell office:value-type="float" office:value="51" table:formula="of:=100-[.C19]" table:style-name="ce2">
            <text:p>51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19]=&quot;paralog&quot;;[.E19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N2 with UBB</text:p>
          </table:table-cell>
          <table:table-cell office:value-type="string" table:style-name="ce1">
            <text:p>Acanthamoeba acanthamoeba</text:p>
          </table:table-cell>
          <table:table-cell office:value-type="float" office:value="33" table:style-name="ce2">
            <text:p>33</text:p>
          </table:table-cell>
          <table:table-cell office:value-type="float" office:value="67" table:formula="of:=100-[.C20]" table:style-name="ce2">
            <text:p>67</text:p>
          </table:table-cell>
          <table:table-cell office:value-type="float" office:value="0.25" table:style-name="ce2">
            <text:p>0,25</text:p>
          </table:table-cell>
          <table:table-cell office:value-type="string" table:style-name="ce1">
            <text:p>paralog</text:p>
          </table:table-cell>
          <table:table-cell office:value-type="float" office:value="0.25" table:formula="of:=IF([.F20]=&quot;paralog&quot;;[.E20];NA())" table:style-name="ce2">
            <text:p>0,25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OTUD4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22]" table:style-name="ce2">
            <text:p>0</text:p>
          </table:table-cell>
          <table:table-cell office:value-type="float" office:value="0.97" table:style-name="ce3">
            <text:p>0,97</text:p>
          </table:table-cell>
          <table:table-cell table:style-name="ce1"/>
          <table:table-cell office:value-type="error" office:string-value="#N/A" table:formula="of:=IF([.F22]=&quot;paralog&quot;;[.E2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Mus musculus</text:p>
          </table:table-cell>
          <table:table-cell office:value-type="float" office:value="90" table:style-name="ce2">
            <text:p>90</text:p>
          </table:table-cell>
          <table:table-cell office:value-type="float" office:value="10" table:formula="of:=100-[.C23]" table:style-name="ce2">
            <text:p>10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3]=&quot;paralog&quot;;[.E2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Gallus gallus<text:s/></text:p>
          </table:table-cell>
          <table:table-cell office:value-type="float" office:value="72" table:style-name="ce2">
            <text:p>72</text:p>
          </table:table-cell>
          <table:table-cell office:value-type="float" office:value="28" table:formula="of:=100-[.C24]" table:style-name="ce2">
            <text:p>28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4]=&quot;paralog&quot;;[.E2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Danio rerio</text:p>
          </table:table-cell>
          <table:table-cell office:value-type="float" office:value="62" table:style-name="ce2">
            <text:p>62</text:p>
          </table:table-cell>
          <table:table-cell office:value-type="float" office:value="38" table:formula="of:=100-[.C25]" table:style-name="ce2">
            <text:p>38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5]=&quot;paralog&quot;;[.E25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Xenopus laevis</text:p>
          </table:table-cell>
          <table:table-cell office:value-type="float" office:value="51" table:style-name="ce2">
            <text:p>51</text:p>
          </table:table-cell>
          <table:table-cell office:value-type="float" office:value="49" table:formula="of:=100-[.C26]" table:style-name="ce2">
            <text:p>49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6]=&quot;paralog&quot;;[.E26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like with UBB</text:p>
          </table:table-cell>
          <table:table-cell office:value-type="string" table:style-name="ce1">
            <text:p>Branchiostoma floridae</text:p>
          </table:table-cell>
          <table:table-cell office:value-type="float" office:value="48" table:style-name="ce2">
            <text:p>48</text:p>
          </table:table-cell>
          <table:table-cell office:value-type="float" office:value="52" table:formula="of:=100-[.C27]" table:style-name="ce2">
            <text:p>52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7]=&quot;paralog&quot;;[.E27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like with UBB</text:p>
          </table:table-cell>
          <table:table-cell office:value-type="string" table:style-name="ce1">
            <text:p>Acanthamoeba castellanii</text:p>
          </table:table-cell>
          <table:table-cell office:value-type="float" office:value="43" table:style-name="ce2">
            <text:p>43</text:p>
          </table:table-cell>
          <table:table-cell office:value-type="float" office:value="57" table:formula="of:=100-[.C28]" table:style-name="ce2">
            <text:p>57</text:p>
          </table:table-cell>
          <table:table-cell office:value-type="float" office:value="0.97" table:style-name="ce3">
            <text:p>0,97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28]=&quot;paralog&quot;;[.E28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OTUD4_drosophila</text:p>
          </table:table-cell>
          <table:table-cell office:value-type="float" office:value="29" table:style-name="ce2">
            <text:p>29</text:p>
          </table:table-cell>
          <table:table-cell office:value-type="float" office:value="71" table:formula="of:=100-[.C29]" table:style-name="ce2">
            <text:p>71</text:p>
          </table:table-cell>
          <table:table-cell office:value-type="float" office:value="0.92" table:style-name="ce2">
            <text:p>0,92</text:p>
          </table:table-cell>
          <table:table-cell office:value-type="string" table:style-name="ce1">
            <text:p>paralog</text:p>
          </table:table-cell>
          <table:table-cell office:value-type="float" office:value="0.92" table:formula="of:=IF([.F29]=&quot;paralog&quot;;[.E29];NA())" table:style-name="ce2">
            <text:p>0,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UD4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27" table:style-name="ce2">
            <text:p>27</text:p>
          </table:table-cell>
          <table:table-cell office:value-type="float" office:value="73" table:formula="of:=100-[.C30]" table:style-name="ce2">
            <text:p>73</text:p>
          </table:table-cell>
          <table:table-cell office:value-type="float" office:value="0.46" table:style-name="ce2">
            <text:p>0,46</text:p>
          </table:table-cell>
          <table:table-cell office:value-type="string" table:style-name="ce1">
            <text:p>paralog</text:p>
          </table:table-cell>
          <table:table-cell office:value-type="float" office:value="0.46" table:formula="of:=IF([.F30]=&quot;paralog&quot;;[.E30];NA())" table:style-name="ce2">
            <text:p>0,46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style-name="ce1">
            <draw:frame draw:z-index="4" draw:id="id3" draw:style-name="a3" draw:name="Diagramm 4" svg:x="0.00906in" svg:y="0.01268in" svg:width="5.02264in" svg:height="3.1032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MUC1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32]" table:style-name="ce2">
            <text:p>0</text:p>
          </table:table-cell>
          <table:table-cell office:value-type="float" office:value="0.95" table:style-name="ce3">
            <text:p>0,95</text:p>
          </table:table-cell>
          <table:table-cell table:style-name="ce1"/>
          <table:table-cell office:value-type="error" office:string-value="#N/A" table:formula="of:=IF([.F32]=&quot;paralog&quot;;[.E3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C1 with UBB</text:p>
          </table:table-cell>
          <table:table-cell office:value-type="string" table:style-name="ce1">
            <text:p>Mus musculus</text:p>
          </table:table-cell>
          <table:table-cell office:value-type="float" office:value="64" table:style-name="ce2">
            <text:p>64</text:p>
          </table:table-cell>
          <table:table-cell office:value-type="float" office:value="36" table:formula="of:=100-[.C33]" table:style-name="ce2">
            <text:p>36</text:p>
          </table:table-cell>
          <table:table-cell office:value-type="float" office:value="0.9" table:style-name="ce3">
            <text:p>0,90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3]=&quot;paralog&quot;;[.E3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C1 with UBB</text:p>
          </table:table-cell>
          <table:table-cell office:value-type="string" table:style-name="ce1">
            <text:p>Falco</text:p>
          </table:table-cell>
          <table:table-cell office:value-type="float" office:value="40" table:style-name="ce2">
            <text:p>40</text:p>
          </table:table-cell>
          <table:table-cell office:value-type="float" office:value="60" table:formula="of:=100-[.C34]" table:style-name="ce2">
            <text:p>60</text:p>
          </table:table-cell>
          <table:table-cell office:value-type="float" office:value="0.94" table:style-name="ce3">
            <text:p>0,94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4]=&quot;paralog&quot;;[.E3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C1 with UBB</text:p>
          </table:table-cell>
          <table:table-cell office:value-type="string" table:style-name="ce1">
            <text:p>Xenopus laevis</text:p>
          </table:table-cell>
          <table:table-cell office:value-type="float" office:value="27" table:style-name="ce2">
            <text:p>27</text:p>
          </table:table-cell>
          <table:table-cell office:value-type="float" office:value="73" table:formula="of:=100-[.C35]" table:style-name="ce2">
            <text:p>73</text:p>
          </table:table-cell>
          <table:table-cell office:value-type="float" office:value="0.42" table:style-name="ce3">
            <text:p>0,42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5]=&quot;paralog&quot;;[.E35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C1 with UBB</text:p>
          </table:table-cell>
          <table:table-cell office:value-type="string" table:style-name="ce1">
            <text:p>Branchiostoma floridae</text:p>
          </table:table-cell>
          <table:table-cell office:value-type="float" office:value="27" table:style-name="ce2">
            <text:p>27</text:p>
          </table:table-cell>
          <table:table-cell office:value-type="float" office:value="73" table:formula="of:=100-[.C36]" table:style-name="ce2">
            <text:p>73</text:p>
          </table:table-cell>
          <table:table-cell office:value-type="float" office:value="0.48" table:style-name="ce3">
            <text:p>0,4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6]=&quot;paralog&quot;;[.E36];NA())" table:style-name="ce2">
            <text:p>#NV</text:p>
          </table:table-cell>
          <table:table-cell table:number-columns-repeated="6"/>
          <table:table-cell table:style-name="ce1">
            <draw:frame draw:z-index="5" draw:id="id4" draw:style-name="a4" draw:name="Diagramm 5" svg:x="0.0317in" svg:y="0.01268in" svg:width="5.08605in" svg:height="3.1304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D23A with UBB_HUAM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38]" table:style-name="ce2">
            <text:p>0</text:p>
          </table:table-cell>
          <table:table-cell office:value-type="float" office:value="0.56000000000000005" table:style-name="ce3">
            <text:p>0,56</text:p>
          </table:table-cell>
          <table:table-cell table:style-name="ce1"/>
          <table:table-cell office:value-type="error" office:string-value="#N/A" table:formula="of:=IF([.F38]=&quot;paralog&quot;;[.E38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Mus musculus</text:p>
          </table:table-cell>
          <table:table-cell office:value-type="float" office:value="100" table:style-name="ce2">
            <text:p>100</text:p>
          </table:table-cell>
          <table:table-cell office:value-type="float" office:value="0" table:formula="of:=100-[.C39]" table:style-name="ce2">
            <text:p>0</text:p>
          </table:table-cell>
          <table:table-cell office:value-type="float" office:value="0.68" table:style-name="ce3">
            <text:p>0,6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39]=&quot;paralog&quot;;[.E39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Gallus gallus<text:s/></text:p>
          </table:table-cell>
          <table:table-cell office:value-type="float" office:value="98" table:style-name="ce2">
            <text:p>98</text:p>
          </table:table-cell>
          <table:table-cell office:value-type="float" office:value="2" table:formula="of:=100-[.C40]" table:style-name="ce2">
            <text:p>2</text:p>
          </table:table-cell>
          <table:table-cell office:value-type="float" office:value="0.66" table:style-name="ce3">
            <text:p>0,6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0]=&quot;paralog&quot;;[.E40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Danio rerio</text:p>
          </table:table-cell>
          <table:table-cell office:value-type="float" office:value="78" table:style-name="ce2">
            <text:p>78</text:p>
          </table:table-cell>
          <table:table-cell office:value-type="float" office:value="22" table:formula="of:=100-[.C41]" table:style-name="ce2">
            <text:p>22</text:p>
          </table:table-cell>
          <table:table-cell office:value-type="float" office:value="0.65" table:style-name="ce3">
            <text:p>0,65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1]=&quot;paralog&quot;;[.E41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Xenopus laevis</text:p>
          </table:table-cell>
          <table:table-cell office:value-type="float" office:value="75" table:style-name="ce2">
            <text:p>75</text:p>
          </table:table-cell>
          <table:table-cell office:value-type="float" office:value="25" table:formula="of:=100-[.C42]" table:style-name="ce2">
            <text:p>25</text:p>
          </table:table-cell>
          <table:table-cell office:value-type="float" office:value="0.74" table:style-name="ce2">
            <text:p>0,74</text:p>
          </table:table-cell>
          <table:table-cell office:value-type="string" table:style-name="ce1">
            <text:p>paralog</text:p>
          </table:table-cell>
          <table:table-cell office:value-type="float" office:value="0.74" table:formula="of:=IF([.F42]=&quot;paralog&quot;;[.E42];NA())" table:style-name="ce2">
            <text:p>0,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Acanthamoeba castellanii</text:p>
          </table:table-cell>
          <table:table-cell office:value-type="float" office:value="65" table:style-name="ce2">
            <text:p>65</text:p>
          </table:table-cell>
          <table:table-cell office:value-type="float" office:value="35" table:formula="of:=100-[.C43]" table:style-name="ce2">
            <text:p>35</text:p>
          </table:table-cell>
          <table:table-cell office:value-type="float" office:value="0.73" table:style-name="ce3">
            <text:p>0,73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3]=&quot;paralog&quot;;[.E4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Drosophila melanogaster</text:p>
          </table:table-cell>
          <table:table-cell office:value-type="float" office:value="55" table:style-name="ce2">
            <text:p>55</text:p>
          </table:table-cell>
          <table:table-cell office:value-type="float" office:value="45" table:formula="of:=100-[.C44]" table:style-name="ce2">
            <text:p>45</text:p>
          </table:table-cell>
          <table:table-cell office:value-type="float" office:value="0.69" table:style-name="ce3">
            <text:p>0,69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4]=&quot;paralog&quot;;[.E44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D23A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53" table:style-name="ce2">
            <text:p>53</text:p>
          </table:table-cell>
          <table:table-cell office:value-type="float" office:value="47" table:formula="of:=100-[.C45]" table:style-name="ce2">
            <text:p>47</text:p>
          </table:table-cell>
          <table:table-cell office:value-type="float" office:value="0.72" table:style-name="ce2">
            <text:p>0,72</text:p>
          </table:table-cell>
          <table:table-cell office:value-type="string" table:style-name="ce1">
            <text:p>paralog</text:p>
          </table:table-cell>
          <table:table-cell office:value-type="float" office:value="0.72" table:formula="of:=IF([.F45]=&quot;paralog&quot;;[.E45];NA())" table:style-name="ce2">
            <text:p>0,72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2"/>
          <table:table-cell table:style-name="ce1">
            <draw:frame draw:z-index="6" draw:id="id5" draw:style-name="a5" draw:name="Diagramm 6" svg:x="0.00906in" svg:y="0.00906in" svg:width="5.03623in" svg:height="3.1431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SH3KBP1 with UBB_HUMA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47]" table:style-name="ce2">
            <text:p>0</text:p>
          </table:table-cell>
          <table:table-cell office:value-type="float" office:value="0.71" table:style-name="ce3">
            <text:p>0,71</text:p>
          </table:table-cell>
          <table:table-cell table:style-name="ce1"/>
          <table:table-cell office:value-type="error" office:string-value="#N/A" table:formula="of:=IF([.F47]=&quot;paralog&quot;;[.E47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Mus musculus</text:p>
          </table:table-cell>
          <table:table-cell office:value-type="float" office:value="96" table:style-name="ce2">
            <text:p>96</text:p>
          </table:table-cell>
          <table:table-cell office:value-type="float" office:value="4" table:formula="of:=100-[.C48]" table:style-name="ce2">
            <text:p>4</text:p>
          </table:table-cell>
          <table:table-cell office:value-type="float" office:value="0.69" table:style-name="ce3">
            <text:p>0,69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8]=&quot;paralog&quot;;[.E48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Gallus gallus<text:s/></text:p>
          </table:table-cell>
          <table:table-cell office:value-type="float" office:value="90" table:style-name="ce2">
            <text:p>90</text:p>
          </table:table-cell>
          <table:table-cell office:value-type="float" office:value="10" table:formula="of:=100-[.C49]" table:style-name="ce2">
            <text:p>10</text:p>
          </table:table-cell>
          <table:table-cell office:value-type="float" office:value="0.72" table:style-name="ce3">
            <text:p>0,72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49]=&quot;paralog&quot;;[.E49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Xenopus laevis</text:p>
          </table:table-cell>
          <table:table-cell office:value-type="float" office:value="75" table:style-name="ce2">
            <text:p>75</text:p>
          </table:table-cell>
          <table:table-cell office:value-type="float" office:value="25" table:formula="of:=100-[.C50]" table:style-name="ce2">
            <text:p>25</text:p>
          </table:table-cell>
          <table:table-cell office:value-type="float" office:value="0.68" table:style-name="ce3">
            <text:p>0,68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0]=&quot;paralog&quot;;[.E50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Danio rerio</text:p>
          </table:table-cell>
          <table:table-cell office:value-type="float" office:value="73" table:style-name="ce2">
            <text:p>73</text:p>
          </table:table-cell>
          <table:table-cell office:value-type="float" office:value="27" table:formula="of:=100-[.C51]" table:style-name="ce2">
            <text:p>27</text:p>
          </table:table-cell>
          <table:table-cell office:value-type="float" office:value="0.63" table:style-name="ce3">
            <text:p>0,63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1]=&quot;paralog&quot;;[.E51];NA())" table:style-name="ce2">
            <text:p>#NV</text:p>
          </table:table-cell>
          <table:table-cell table:number-columns-repeated="6"/>
          <table:table-cell table:style-name="ce1">
            <draw:frame draw:z-index="7" draw:id="id6" draw:style-name="a6" draw:name="Diagramm 7" svg:x="0.02264in" svg:y="0.03623in" svg:width="5.10417in" svg:height="2.985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Branchiostoma floridae</text:p>
          </table:table-cell>
          <table:table-cell office:value-type="float" office:value="58" table:style-name="ce2">
            <text:p>58</text:p>
          </table:table-cell>
          <table:table-cell office:value-type="float" office:value="42" table:formula="of:=100-[.C52]" table:style-name="ce2">
            <text:p>42</text:p>
          </table:table-cell>
          <table:table-cell office:value-type="float" office:value="0.66" table:style-name="ce3">
            <text:p>0,66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2]=&quot;paralog&quot;;[.E52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Drosophila melanogaster</text:p>
          </table:table-cell>
          <table:table-cell office:value-type="float" office:value="55" table:style-name="ce2">
            <text:p>55</text:p>
          </table:table-cell>
          <table:table-cell office:value-type="float" office:value="45" table:formula="of:=100-[.C53]" table:style-name="ce2">
            <text:p>45</text:p>
          </table:table-cell>
          <table:table-cell office:value-type="float" office:value="0.69" table:style-name="ce3">
            <text:p>0,69</text:p>
          </table:table-cell>
          <table:table-cell office:value-type="string" table:style-name="ce1">
            <text:p>ortholog</text:p>
          </table:table-cell>
          <table:table-cell office:value-type="error" office:string-value="#N/A" table:formula="of:=IF([.F53]=&quot;paralog&quot;;[.E53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Acanthamoeba acanthamoeba</text:p>
          </table:table-cell>
          <table:table-cell office:value-type="float" office:value="55" table:style-name="ce2">
            <text:p>55</text:p>
          </table:table-cell>
          <table:table-cell office:value-type="float" office:value="45" table:formula="of:=100-[.C54]" table:style-name="ce2">
            <text:p>45</text:p>
          </table:table-cell>
          <table:table-cell office:value-type="float" office:value="0.43" table:style-name="ce2">
            <text:p>0,43</text:p>
          </table:table-cell>
          <table:table-cell office:value-type="string" table:style-name="ce1">
            <text:p>paralog</text:p>
          </table:table-cell>
          <table:table-cell office:value-type="float" office:value="0.43" table:formula="of:=IF([.F54]=&quot;paralog&quot;;[.E54];NA())" table:style-name="ce2">
            <text:p>0,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3KBP1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46" table:style-name="ce2">
            <text:p>46</text:p>
          </table:table-cell>
          <table:table-cell office:value-type="float" office:value="54" table:formula="of:=100-[.C55]" table:style-name="ce2">
            <text:p>54</text:p>
          </table:table-cell>
          <table:table-cell office:value-type="float" office:value="0.44" table:style-name="ce2">
            <text:p>0,44</text:p>
          </table:table-cell>
          <table:table-cell office:value-type="string" table:style-name="ce1">
            <text:p>paralog</text:p>
          </table:table-cell>
          <table:table-cell office:value-type="float" office:value="0.44" table:formula="of:=IF([.F55]=&quot;paralog&quot;;[.E55];NA())" table:style-name="ce2">
            <text:p>0,44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UX4C with UBB HUAMN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formula="of:=100-[.C57]" table:style-name="ce2">
            <text:p>0</text:p>
          </table:table-cell>
          <table:table-cell office:value-type="float" office:value="0.9" table:style-name="ce2">
            <text:p>0,9</text:p>
          </table:table-cell>
          <table:table-cell table:style-name="ce1"/>
          <table:table-cell office:value-type="error" office:string-value="#N/A" table:formula="of:=IF([.F57]=&quot;paralog&quot;;[.E57];NA())" table:style-name="ce2">
            <text:p>#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Drosophila melanogaster</text:p>
          </table:table-cell>
          <table:table-cell office:value-type="float" office:value="56" table:style-name="ce2">
            <text:p>56</text:p>
          </table:table-cell>
          <table:table-cell office:value-type="float" office:value="44" table:formula="of:=100-[.C58]" table:style-name="ce2">
            <text:p>44</text:p>
          </table:table-cell>
          <table:table-cell office:value-type="float" office:value="0.45" table:style-name="ce2">
            <text:p>0,45</text:p>
          </table:table-cell>
          <table:table-cell office:value-type="string" table:style-name="ce1">
            <text:p>paralog</text:p>
          </table:table-cell>
          <table:table-cell office:value-type="float" office:value="0.45" table:formula="of:=IF([.F58]=&quot;paralog&quot;;[.E58];NA())" table:style-name="ce2">
            <text:p>0,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Mus musculus</text:p>
          </table:table-cell>
          <table:table-cell office:value-type="float" office:value="48" table:style-name="ce2">
            <text:p>48</text:p>
          </table:table-cell>
          <table:table-cell office:value-type="float" office:value="52" table:formula="of:=100-[.C59]" table:style-name="ce2">
            <text:p>52</text:p>
          </table:table-cell>
          <table:table-cell office:value-type="float" office:value="0.32" table:style-name="ce2">
            <text:p>0,32</text:p>
          </table:table-cell>
          <table:table-cell office:value-type="string" table:style-name="ce1">
            <text:p>paralog</text:p>
          </table:table-cell>
          <table:table-cell office:value-type="float" office:value="0.32" table:formula="of:=IF([.F59]=&quot;paralog&quot;;[.E59];NA())" table:style-name="ce2">
            <text:p>0,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Xenopus laevis</text:p>
          </table:table-cell>
          <table:table-cell office:value-type="float" office:value="47" table:style-name="ce2">
            <text:p>47</text:p>
          </table:table-cell>
          <table:table-cell office:value-type="float" office:value="53" table:formula="of:=100-[.C60]" table:style-name="ce2">
            <text:p>53</text:p>
          </table:table-cell>
          <table:table-cell office:value-type="float" office:value="0.57999999999999996" table:style-name="ce2">
            <text:p>0,58</text:p>
          </table:table-cell>
          <table:table-cell office:value-type="string" table:style-name="ce1">
            <text:p>paralog</text:p>
          </table:table-cell>
          <table:table-cell office:value-type="float" office:value="0.57999999999999996" table:formula="of:=IF([.F60]=&quot;paralog&quot;;[.E60];NA())" table:style-name="ce2">
            <text:p>0,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Danio rerio</text:p>
          </table:table-cell>
          <table:table-cell office:value-type="float" office:value="45" table:style-name="ce2">
            <text:p>45</text:p>
          </table:table-cell>
          <table:table-cell office:value-type="float" office:value="55" table:formula="of:=100-[.C61]" table:style-name="ce2">
            <text:p>55</text:p>
          </table:table-cell>
          <table:table-cell office:value-type="float" office:value="0.47" table:style-name="ce2">
            <text:p>0,47</text:p>
          </table:table-cell>
          <table:table-cell office:value-type="string" table:style-name="ce1">
            <text:p>paralog</text:p>
          </table:table-cell>
          <table:table-cell office:value-type="float" office:value="0.47" table:formula="of:=IF([.F61]=&quot;paralog&quot;;[.E61];NA())" table:style-name="ce2">
            <text:p>0,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Saccharomyces cerevisiae</text:p>
          </table:table-cell>
          <table:table-cell office:value-type="float" office:value="41" table:style-name="ce2">
            <text:p>41</text:p>
          </table:table-cell>
          <table:table-cell office:value-type="float" office:value="59" table:formula="of:=100-[.C62]" table:style-name="ce2">
            <text:p>59</text:p>
          </table:table-cell>
          <table:table-cell office:value-type="float" office:value="0.57999999999999996" table:style-name="ce2">
            <text:p>0,58</text:p>
          </table:table-cell>
          <table:table-cell office:value-type="string" table:style-name="ce1">
            <text:p>paralog</text:p>
          </table:table-cell>
          <table:table-cell office:value-type="float" office:value="0.57999999999999996" table:formula="of:=IF([.F62]=&quot;paralog&quot;;[.E62];NA())" table:style-name="ce2">
            <text:p>0,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Acanthamoeba acanthamoeba</text:p>
          </table:table-cell>
          <table:table-cell office:value-type="float" office:value="40" table:style-name="ce2">
            <text:p>40</text:p>
          </table:table-cell>
          <table:table-cell office:value-type="float" office:value="60" table:formula="of:=100-[.C63]" table:style-name="ce2">
            <text:p>60</text:p>
          </table:table-cell>
          <table:table-cell office:value-type="float" office:value="0.4" table:style-name="ce2">
            <text:p>0,4</text:p>
          </table:table-cell>
          <table:table-cell office:value-type="string" table:style-name="ce1">
            <text:p>paralog</text:p>
          </table:table-cell>
          <table:table-cell office:value-type="float" office:value="0.4" table:formula="of:=IF([.F63]=&quot;paralog&quot;;[.E63];NA())" table:style-name="ce2">
            <text:p>0,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Gallus gallus<text:s/></text:p>
          </table:table-cell>
          <table:table-cell office:value-type="float" office:value="38" table:style-name="ce2">
            <text:p>38</text:p>
          </table:table-cell>
          <table:table-cell office:value-type="float" office:value="62" table:formula="of:=100-[.C64]" table:style-name="ce2">
            <text:p>62</text:p>
          </table:table-cell>
          <table:table-cell office:value-type="float" office:value="0.24" table:style-name="ce2">
            <text:p>0,24</text:p>
          </table:table-cell>
          <table:table-cell office:value-type="string" table:style-name="ce1">
            <text:p>paralog</text:p>
          </table:table-cell>
          <table:table-cell office:value-type="float" office:value="0.24" table:formula="of:=IF([.F64]=&quot;paralog&quot;;[.E64];NA())" table:style-name="ce2">
            <text:p>0,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X4C with UBB</text:p>
          </table:table-cell>
          <table:table-cell office:value-type="string" table:style-name="ce1">
            <text:p>Branchiostoma floridae</text:p>
          </table:table-cell>
          <table:table-cell office:value-type="float" office:value="30" table:style-name="ce2">
            <text:p>30</text:p>
          </table:table-cell>
          <table:table-cell office:value-type="float" office:value="70" table:formula="of:=100-[.C65]" table:style-name="ce2">
            <text:p>70</text:p>
          </table:table-cell>
          <table:table-cell office:value-type="float" office:value="0.33" table:style-name="ce2">
            <text:p>0,33</text:p>
          </table:table-cell>
          <table:table-cell office:value-type="string" table:style-name="ce1">
            <text:p>paralog</text:p>
          </table:table-cell>
          <table:table-cell office:value-type="float" office:value="0.33" table:formula="of:=IF([.F65]=&quot;paralog&quot;;[.E65];NA())" table:style-name="ce2">
            <text:p>0,33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2"/>
          <table:table-cell table:number-columns-repeated="16377"/>
        </table:table-row>
        <table:table-row table:number-rows-repeated="1048509" table:style-name="ro1">
          <table:table-cell table:number-columns-repeated="16384"/>
        </table:table-row>
      </table:table>
      <table:table table:name="'file:///M:/homolog_orhto_paralog_projec/results/compexes%20with%20UBB%20ipTM%20scores.xlsx'#Tabelle1" table:style-name="ta2">
        <table:table-source xlink:href="file:///M:/homolog_orhto_paralog_projec/results/compexes%20with%20UBB%20ipTM%20scores.xlsx" table:table-name="Tabell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homolog_orhto_paralog_projec/results/compexes%20with%20UBB%20ipTM%20scores.xlsx'#Tabelle2" table:style-name="ta2">
        <table:table-source xlink:href="file:///M:/homolog_orhto_paralog_projec/results/compexes%20with%20UBB%20ipTM%20scores.xlsx" table:table-name="Tabel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homolog_orhto_paralog_projec/results/compexes%20with%20UBB%20ipTM%20scores.xlsx'#Tabelle3" table:style-name="ta2">
        <table:table-source xlink:href="file:///M:/homolog_orhto_paralog_projec/results/compexes%20with%20UBB%20ipTM%20scores.xlsx" table:table-name="Tabel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homolog_orhto_paralog_projec/results/compexes%20with%20UBB%20ipTM%20scores.xlsx'#Tabelle4" table:style-name="ta2">
        <table:table-source xlink:href="file:///M:/homolog_orhto_paralog_projec/results/compexes%20with%20UBB%20ipTM%20scores.xlsx" table:table-name="Tabell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homolog_orhto_paralog_projec/results/compexes%20with%20UBB%20ipTM%20scores.xlsx'#Tabelle5" table:style-name="ta2">
        <table:table-source xlink:href="file:///M:/homolog_orhto_paralog_projec/results/compexes%20with%20UBB%20ipTM%20scores.xlsx" table:table-name="Tabelle5" table:mode="copy-results-only"/>
        <table:table-column/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8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15"/>
          <table:table-cell office:value-type="float" office:value="0.2800000000000000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8"/>
          <table:table-cell office:value-type="float" office:value="0.5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55"/>
          <table:table-cell office:value-type="float" office:value="0.14000000000000001"/>
          <table:table-cell/>
          <table:table-cell office:value-type="float" office:value="0.14000000000000001"/>
          <table:table-cell table:number-columns-repeated="16377"/>
        </table:table-row>
        <table:table-row>
          <table:table-cell table:number-columns-repeated="3"/>
          <table:table-cell office:value-type="float" office:value="56"/>
          <table:table-cell office:value-type="float" office:value="0.2800000000000000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64"/>
          <table:table-cell office:value-type="float" office:value="0.56000000000000005"/>
          <table:table-cell/>
          <table:table-cell office:value-type="float" office:value="0.56000000000000005"/>
          <table:table-cell table:number-columns-repeated="16377"/>
        </table:table-row>
        <table:table-row>
          <table:table-cell table:number-columns-repeated="3"/>
          <table:table-cell office:value-type="float" office:value="65"/>
          <table:table-cell office:value-type="float" office:value="0.39"/>
          <table:table-cell/>
          <table:table-cell office:value-type="float" office:value="0.39"/>
          <table:table-cell table:number-columns-repeated="16377"/>
        </table:table-row>
        <table:table-row>
          <table:table-cell table:number-columns-repeated="3"/>
          <table:table-cell office:value-type="float" office:value="72"/>
          <table:table-cell office:value-type="float" office:value="0.2"/>
          <table:table-cell/>
          <table:table-cell office:value-type="float" office:value="0.2"/>
          <table:table-cell table:number-columns-repeated="16377"/>
        </table:table-row>
        <table:table-row>
          <table:table-cell table:number-columns-repeated="3"/>
          <table:table-cell office:value-type="float" office:value="76"/>
          <table:table-cell office:value-type="float" office:value="0.25"/>
          <table:table-cell/>
          <table:table-cell office:value-type="float" office:value="0.25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96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3"/>
          <table:table-cell office:value-type="float" office:value="0.96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8"/>
          <table:table-cell office:value-type="float" office:value="0.96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9"/>
          <table:table-cell office:value-type="float" office:value="0.95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34"/>
          <table:table-cell office:value-type="float" office:value="0.91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38"/>
          <table:table-cell office:value-type="float" office:value="0.95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50"/>
          <table:table-cell office:value-type="float" office:value="0.28999999999999998"/>
          <table:table-cell/>
          <table:table-cell office:value-type="float" office:value="0.28999999999999998"/>
          <table:table-cell table:number-columns-repeated="16377"/>
        </table:table-row>
        <table:table-row>
          <table:table-cell table:number-columns-repeated="3"/>
          <table:table-cell office:value-type="float" office:value="51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67"/>
          <table:table-cell office:value-type="float" office:value="0.25"/>
          <table:table-cell/>
          <table:table-cell office:value-type="float" office:value="0.25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10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8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38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9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52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57"/>
          <table:table-cell office:value-type="float" office:value="0.97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71"/>
          <table:table-cell office:value-type="float" office:value="0.92"/>
          <table:table-cell/>
          <table:table-cell office:value-type="float" office:value="0.92"/>
          <table:table-cell table:number-columns-repeated="16377"/>
        </table:table-row>
        <table:table-row>
          <table:table-cell table:number-columns-repeated="3"/>
          <table:table-cell office:value-type="float" office:value="73"/>
          <table:table-cell office:value-type="float" office:value="0.46"/>
          <table:table-cell/>
          <table:table-cell office:value-type="float" office:value="0.46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95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36"/>
          <table:table-cell office:value-type="float" office:value="0.9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60"/>
          <table:table-cell office:value-type="float" office:value="0.94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73"/>
          <table:table-cell office:value-type="float" office:value="0.42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73"/>
          <table:table-cell office:value-type="float" office:value="0.48"/>
          <table:table-cell/>
          <table:table-cell table:formula="of:=#N/A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56000000000000005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0"/>
          <table:table-cell office:value-type="float" office:value="0.68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"/>
          <table:table-cell office:value-type="float" office:value="0.66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2"/>
          <table:table-cell office:value-type="float" office:value="0.65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5"/>
          <table:table-cell office:value-type="float" office:value="0.74"/>
          <table:table-cell/>
          <table:table-cell office:value-type="float" office:value="0.74"/>
          <table:table-cell table:number-columns-repeated="16377"/>
        </table:table-row>
        <table:table-row>
          <table:table-cell table:number-columns-repeated="3"/>
          <table:table-cell office:value-type="float" office:value="35"/>
          <table:table-cell office:value-type="float" office:value="0.7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5"/>
          <table:table-cell office:value-type="float" office:value="0.69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7"/>
          <table:table-cell office:value-type="float" office:value="0.72"/>
          <table:table-cell/>
          <table:table-cell office:value-type="float" office:value="0.72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71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"/>
          <table:table-cell office:value-type="float" office:value="0.69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10"/>
          <table:table-cell office:value-type="float" office:value="0.72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5"/>
          <table:table-cell office:value-type="float" office:value="0.68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27"/>
          <table:table-cell office:value-type="float" office:value="0.63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2"/>
          <table:table-cell office:value-type="float" office:value="0.66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5"/>
          <table:table-cell office:value-type="float" office:value="0.69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5"/>
          <table:table-cell office:value-type="float" office:value="0.43"/>
          <table:table-cell/>
          <table:table-cell office:value-type="float" office:value="0.43"/>
          <table:table-cell table:number-columns-repeated="16377"/>
        </table:table-row>
        <table:table-row>
          <table:table-cell table:number-columns-repeated="3"/>
          <table:table-cell office:value-type="float" office:value="54"/>
          <table:table-cell office:value-type="float" office:value="0.44"/>
          <table:table-cell/>
          <table:table-cell office:value-type="float" office:value="0.44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.9"/>
          <table:table-cell/>
          <table:table-cell table:formula="of:=#N/A"/>
          <table:table-cell table:number-columns-repeated="16377"/>
        </table:table-row>
        <table:table-row>
          <table:table-cell table:number-columns-repeated="3"/>
          <table:table-cell office:value-type="float" office:value="44"/>
          <table:table-cell office:value-type="float" office:value="0.45"/>
          <table:table-cell/>
          <table:table-cell office:value-type="float" office:value="0.45"/>
          <table:table-cell table:number-columns-repeated="16377"/>
        </table:table-row>
        <table:table-row>
          <table:table-cell table:number-columns-repeated="3"/>
          <table:table-cell office:value-type="float" office:value="52"/>
          <table:table-cell office:value-type="float" office:value="0.32"/>
          <table:table-cell/>
          <table:table-cell office:value-type="float" office:value="0.32"/>
          <table:table-cell table:number-columns-repeated="16377"/>
        </table:table-row>
        <table:table-row>
          <table:table-cell table:number-columns-repeated="3"/>
          <table:table-cell office:value-type="float" office:value="53"/>
          <table:table-cell office:value-type="float" office:value="0.57999999999999996"/>
          <table:table-cell/>
          <table:table-cell office:value-type="float" office:value="0.57999999999999996"/>
          <table:table-cell table:number-columns-repeated="16377"/>
        </table:table-row>
        <table:table-row>
          <table:table-cell table:number-columns-repeated="3"/>
          <table:table-cell office:value-type="float" office:value="55"/>
          <table:table-cell office:value-type="float" office:value="0.47"/>
          <table:table-cell/>
          <table:table-cell office:value-type="float" office:value="0.47"/>
          <table:table-cell table:number-columns-repeated="16377"/>
        </table:table-row>
        <table:table-row>
          <table:table-cell table:number-columns-repeated="3"/>
          <table:table-cell office:value-type="float" office:value="59"/>
          <table:table-cell office:value-type="float" office:value="0.57999999999999996"/>
          <table:table-cell/>
          <table:table-cell office:value-type="float" office:value="0.57999999999999996"/>
          <table:table-cell table:number-columns-repeated="16377"/>
        </table:table-row>
        <table:table-row>
          <table:table-cell table:number-columns-repeated="3"/>
          <table:table-cell office:value-type="float" office:value="60"/>
          <table:table-cell office:value-type="float" office:value="0.4"/>
          <table:table-cell/>
          <table:table-cell office:value-type="float" office:value="0.4"/>
          <table:table-cell table:number-columns-repeated="16377"/>
        </table:table-row>
        <table:table-row>
          <table:table-cell table:number-columns-repeated="3"/>
          <table:table-cell office:value-type="float" office:value="62"/>
          <table:table-cell office:value-type="float" office:value="0.24"/>
          <table:table-cell/>
          <table:table-cell office:value-type="float" office:value="0.24"/>
          <table:table-cell table:number-columns-repeated="16377"/>
        </table:table-row>
        <table:table-row>
          <table:table-cell table:number-columns-repeated="3"/>
          <table:table-cell office:value-type="float" office:value="70"/>
          <table:table-cell office:value-type="float" office:value="0.33"/>
          <table:table-cell/>
          <table:table-cell office:value-type="float" office:value="0.33"/>
          <table:table-cell table:number-columns-repeated="16377"/>
        </table:table-row>
        <table:table-row table:number-rows-repeated="1048511">
          <table:table-cell table:number-columns-repeated="16377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Mrn Bl</meta:initial-creator>
    <dc:creator>Mrn Bl</dc:creator>
    <meta:creation-date>2026-03-22T22:48:47Z</meta:creation-date>
    <dc:date>2026-03-22T22:49:3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0.4346456692913pt" svg:width="362.9348031496063pt" chart:style-name="Crt0">
        <chart:title chart:style-name="CT00">
          <text:p text:style-name="a0" text:class-names="" text:cond-style-name="">PTGIS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ht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83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15"/>
            <table:table-cell office:value-type="float" office:value="0.28000000000000003"/>
            <table:table-cell office:value-type="float" office:value="15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48"/>
            <table:table-cell office:value-type="float" office:value="0.53"/>
            <table:table-cell office:value-type="float" office:value="48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55"/>
            <table:table-cell office:value-type="float" office:value="0.14000000000000001"/>
            <table:table-cell office:value-type="float" office:value="55"/>
            <table:table-cell office:value-type="float" office:value="0.14000000000000001"/>
          </table:table-row>
          <table:table-row>
            <table:table-cell office:value-type="string">
              <text:p>5</text:p>
            </table:table-cell>
            <table:table-cell office:value-type="float" office:value="56"/>
            <table:table-cell office:value-type="float" office:value="0.28000000000000003"/>
            <table:table-cell office:value-type="float" office:value="56"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64"/>
            <table:table-cell office:value-type="float" office:value="0.56000000000000005"/>
            <table:table-cell office:value-type="float" office:value="64"/>
            <table:table-cell office:value-type="float" office:value="0.56000000000000005"/>
          </table:table-row>
          <table:table-row>
            <table:table-cell office:value-type="string">
              <text:p>7</text:p>
            </table:table-cell>
            <table:table-cell office:value-type="float" office:value="65"/>
            <table:table-cell office:value-type="float" office:value="0.39"/>
            <table:table-cell office:value-type="float" office:value="65"/>
            <table:table-cell office:value-type="float" office:value="0.39"/>
          </table:table-row>
          <table:table-row>
            <table:table-cell office:value-type="string">
              <text:p>8</text:p>
            </table:table-cell>
            <table:table-cell office:value-type="float" office:value="72"/>
            <table:table-cell office:value-type="float" office:value="0.2"/>
            <table:table-cell office:value-type="float" office:value="72"/>
            <table:table-cell office:value-type="float" office:value="0.2"/>
          </table:table-row>
          <table:table-row>
            <table:table-cell office:value-type="string">
              <text:p>9</text:p>
            </table:table-cell>
            <table:table-cell office:value-type="float" office:value="76"/>
            <table:table-cell office:value-type="float" office:value="0.25"/>
            <table:table-cell office:value-type="float" office:value="76"/>
            <table:table-cell office:value-type="float" office:value="0.2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4.0870078740157pt" svg:width="365.2174015748031pt" chart:style-name="Crt0">
        <chart:title chart:style-name="CT00">
          <text:p text:style-name="a0" text:class-names="" text:cond-style-name="">EPN2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ht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6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3"/>
            <table:table-cell office:value-type="float" office:value="0.96"/>
            <table:table-cell office:value-type="float" office:value="3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28"/>
            <table:table-cell office:value-type="float" office:value="0.96"/>
            <table:table-cell office:value-type="float" office:value="28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29"/>
            <table:table-cell office:value-type="float" office:value="0.95"/>
            <table:table-cell office:value-type="float" office:value="29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34"/>
            <table:table-cell office:value-type="float" office:value="0.91"/>
            <table:table-cell office:value-type="float" office:value="34"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38"/>
            <table:table-cell office:value-type="float" office:value="0.95"/>
            <table:table-cell office:value-type="float" office:value="38"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50"/>
            <table:table-cell office:value-type="float" office:value="0.28999999999999998"/>
            <table:table-cell office:value-type="float" office:value="50"/>
            <table:table-cell office:value-type="float" office:value="0.28999999999999998"/>
          </table:table-row>
          <table:table-row>
            <table:table-cell office:value-type="string">
              <text:p>8</text:p>
            </table:table-cell>
            <table:table-cell office:value-type="float" office:value="51"/>
            <table:table-cell office:value-type="float" office:value="0.97"/>
            <table:table-cell office:value-type="float" office:value="51"/>
            <table:table-cell/>
          </table:table-row>
          <table:table-row>
            <table:table-cell office:value-type="string">
              <text:p>9</text:p>
            </table:table-cell>
            <table:table-cell office:value-type="float" office:value="67"/>
            <table:table-cell office:value-type="float" office:value="0.25"/>
            <table:table-cell office:value-type="float" office:value="67"/>
            <table:table-cell office:value-type="float" office:value="0.2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4.0869291338583pt" svg:width="363.9455905511811pt" chart:style-name="Crt0">
        <chart:title chart:style-name="CT00">
          <text:p text:style-name="a0" text:class-names="" text:cond-style-name="">OTUD4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7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10"/>
            <table:table-cell office:value-type="float" office:value="0.97"/>
            <table:table-cell office:value-type="float" office:value="10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28"/>
            <table:table-cell office:value-type="float" office:value="0.97"/>
            <table:table-cell office:value-type="float" office:value="28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38"/>
            <table:table-cell office:value-type="float" office:value="0.97"/>
            <table:table-cell office:value-type="float" office:value="38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49"/>
            <table:table-cell office:value-type="float" office:value="0.97"/>
            <table:table-cell office:value-type="float" office:value="49"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52"/>
            <table:table-cell office:value-type="float" office:value="0.97"/>
            <table:table-cell office:value-type="float" office:value="52"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57"/>
            <table:table-cell office:value-type="float" office:value="0.97"/>
            <table:table-cell office:value-type="float" office:value="57"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71"/>
            <table:table-cell office:value-type="float" office:value="0.92"/>
            <table:table-cell office:value-type="float" office:value="71"/>
            <table:table-cell office:value-type="float" office:value="0.92"/>
          </table:table-row>
          <table:table-row>
            <table:table-cell office:value-type="string">
              <text:p>9</text:p>
            </table:table-cell>
            <table:table-cell office:value-type="float" office:value="73"/>
            <table:table-cell office:value-type="float" office:value="0.46"/>
            <table:table-cell office:value-type="float" office:value="73"/>
            <table:table-cell office:value-type="float" office:value="0.4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3.4348031496063pt" svg:width="361.6303937007874pt" chart:style-name="Crt0">
        <chart:title chart:style-name="CT00">
          <text:p text:style-name="a0" text:class-names="" text:cond-style-name="">MUC1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point chart:repeated="5"/>
          </chart:series>
          <chart:series chart:label-cell-address="local-table.$E$1" chart:values-cell-range-address="local-table.$E$2:.$E$6" chart:class="chart:scatter" chart:attached-axis="primary-y" chart:style-name="G0S1">
            <chart:domain table:cell-range-address="local-table.$D$2:.$D$6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5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36"/>
            <table:table-cell office:value-type="float" office:value="0.9"/>
            <table:table-cell office:value-type="float" office:value="36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60"/>
            <table:table-cell office:value-type="float" office:value="0.94"/>
            <table:table-cell office:value-type="float" office:value="60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73"/>
            <table:table-cell office:value-type="float" office:value="0.42"/>
            <table:table-cell office:value-type="float" office:value="73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73"/>
            <table:table-cell office:value-type="float" office:value="0.48"/>
            <table:table-cell office:value-type="float" office:value="73"/>
            <table:table-cell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5.3912598425197pt" svg:width="366.1957480314961pt" chart:style-name="Crt0">
        <chart:title chart:style-name="CT00">
          <text:p text:style-name="a0" text:class-names="" text:cond-style-name="">RD23A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9" chart:class="chart:scatter" chart:attached-axis="primary-y" chart:style-name="G0S1">
            <chart:domain table:cell-range-address="local-table.$D$2:.$D$9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56000000000000005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0"/>
            <table:table-cell office:value-type="float" office:value="0.68"/>
            <table:table-cell office:value-type="float" office:value="0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2"/>
            <table:table-cell office:value-type="float" office:value="0.66"/>
            <table:table-cell office:value-type="float" office:value="2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22"/>
            <table:table-cell office:value-type="float" office:value="0.65"/>
            <table:table-cell office:value-type="float" office:value="22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25"/>
            <table:table-cell office:value-type="float" office:value="0.74"/>
            <table:table-cell office:value-type="float" office:value="25"/>
            <table:table-cell office:value-type="float" office:value="0.74"/>
          </table:table-row>
          <table:table-row>
            <table:table-cell office:value-type="string">
              <text:p>6</text:p>
            </table:table-cell>
            <table:table-cell office:value-type="float" office:value="35"/>
            <table:table-cell office:value-type="float" office:value="0.73"/>
            <table:table-cell office:value-type="float" office:value="35"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45"/>
            <table:table-cell office:value-type="float" office:value="0.69"/>
            <table:table-cell office:value-type="float" office:value="45"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47"/>
            <table:table-cell office:value-type="float" office:value="0.72"/>
            <table:table-cell office:value-type="float" office:value="47"/>
            <table:table-cell office:value-type="float" office:value="0.7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6.3044094488189pt" svg:width="362.6086614173228pt" chart:style-name="Crt0">
        <chart:title chart:style-name="CT00">
          <text:p text:style-name="a0" text:class-names="" text:cond-style-name="">SH3KBP1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eu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th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71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4"/>
            <table:table-cell office:value-type="float" office:value="0.69"/>
            <table:table-cell office:value-type="float" office:value="4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10"/>
            <table:table-cell office:value-type="float" office:value="0.72"/>
            <table:table-cell office:value-type="float" office:value="10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25"/>
            <table:table-cell office:value-type="float" office:value="0.68"/>
            <table:table-cell office:value-type="float" office:value="25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27"/>
            <table:table-cell office:value-type="float" office:value="0.63"/>
            <table:table-cell office:value-type="float" office:value="27"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42"/>
            <table:table-cell office:value-type="float" office:value="0.66"/>
            <table:table-cell office:value-type="float" office:value="42"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45"/>
            <table:table-cell office:value-type="float" office:value="0.69"/>
            <table:table-cell office:value-type="float" office:value="45"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45"/>
            <table:table-cell office:value-type="float" office:value="0.43"/>
            <table:table-cell office:value-type="float" office:value="45"/>
            <table:table-cell office:value-type="float" office:value="0.43"/>
          </table:table-row>
          <table:table-row>
            <table:table-cell office:value-type="string">
              <text:p>9</text:p>
            </table:table-cell>
            <table:table-cell office:value-type="float" office:value="54"/>
            <table:table-cell office:value-type="float" office:value="0.44"/>
            <table:table-cell office:value-type="float" office:value="54"/>
            <table:table-cell office:value-type="float" office:value="0.4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4.9557480314961pt" svg:width="367.5004724409449pt" chart:style-name="Crt0">
        <chart:title chart:style-name="CT00">
          <text:p text:style-name="a0" text:class-names="" text:cond-style-name="">DUX4C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% sequence divergenc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ipTM- score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Orhtologe</text:p>
              </table:table-cell>
              <table:table-cell/>
              <table:table-cell office:value-type="string">
                <text:p>Paralog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.9"/>
            <table:table-cell office:value-type="float" office:value="0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44"/>
            <table:table-cell office:value-type="float" office:value="0.45"/>
            <table:table-cell office:value-type="float" office:value="44"/>
            <table:table-cell office:value-type="float" office:value="0.45"/>
          </table:table-row>
          <table:table-row>
            <table:table-cell office:value-type="string">
              <text:p>3</text:p>
            </table:table-cell>
            <table:table-cell office:value-type="float" office:value="52"/>
            <table:table-cell office:value-type="float" office:value="0.32"/>
            <table:table-cell office:value-type="float" office:value="52"/>
            <table:table-cell office:value-type="float" office:value="0.32"/>
          </table:table-row>
          <table:table-row>
            <table:table-cell office:value-type="string">
              <text:p>4</text:p>
            </table:table-cell>
            <table:table-cell office:value-type="float" office:value="53"/>
            <table:table-cell office:value-type="float" office:value="0.57999999999999996"/>
            <table:table-cell office:value-type="float" office:value="53"/>
            <table:table-cell office:value-type="float" office:value="0.57999999999999996"/>
          </table:table-row>
          <table:table-row>
            <table:table-cell office:value-type="string">
              <text:p>5</text:p>
            </table:table-cell>
            <table:table-cell office:value-type="float" office:value="55"/>
            <table:table-cell office:value-type="float" office:value="0.47"/>
            <table:table-cell office:value-type="float" office:value="55"/>
            <table:table-cell office:value-type="float" office:value="0.47"/>
          </table:table-row>
          <table:table-row>
            <table:table-cell office:value-type="string">
              <text:p>6</text:p>
            </table:table-cell>
            <table:table-cell office:value-type="float" office:value="59"/>
            <table:table-cell office:value-type="float" office:value="0.57999999999999996"/>
            <table:table-cell office:value-type="float" office:value="59"/>
            <table:table-cell office:value-type="float" office:value="0.57999999999999996"/>
          </table:table-row>
          <table:table-row>
            <table:table-cell office:value-type="string">
              <text:p>7</text:p>
            </table:table-cell>
            <table:table-cell office:value-type="float" office:value="60"/>
            <table:table-cell office:value-type="float" office:value="0.4"/>
            <table:table-cell office:value-type="float" office:value="60"/>
            <table:table-cell office:value-type="float" office:value="0.4"/>
          </table:table-row>
          <table:table-row>
            <table:table-cell office:value-type="string">
              <text:p>8</text:p>
            </table:table-cell>
            <table:table-cell office:value-type="float" office:value="62"/>
            <table:table-cell office:value-type="float" office:value="0.24"/>
            <table:table-cell office:value-type="float" office:value="62"/>
            <table:table-cell office:value-type="float" office:value="0.24"/>
          </table:table-row>
          <table:table-row>
            <table:table-cell office:value-type="string">
              <text:p>9</text:p>
            </table:table-cell>
            <table:table-cell office:value-type="float" office:value="70"/>
            <table:table-cell office:value-type="float" office:value="0.33"/>
            <table:table-cell office:value-type="float" office:value="70"/>
            <table:table-cell office:value-type="float" office:value="0.33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